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Die Systembewegung erfolgt so, dass das </mtext>
            <mi mathvariant="italic">Wirkungsfunktional</mi>
          </mrow>
        </mtd>
      </mtr>
      <mtr>
        <mtd>
          <mrow>
            <mi>S</mi>
            <mfenced open="{" close="}">
              <mrow>
                <mstyle mathvariant="bold">
                  <mrow>
                    <mi>q</mi>
                  </mrow>
                </mstyle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row>
              <munderover>
                <mo stretchy="false">∫</mo>
                <msub>
                  <mi>t</mi>
                  <mn>1</mn>
                </msub>
                <msub>
                  <mi>t</mi>
                  <mn>2</mn>
                </msub>
              </munderover>
              <mi>L</mi>
            </mrow>
            <mfenced open="(" close=")">
              <mrow>
                <mstyle mathvariant="bold">
                  <mrow>
                    <mi>q</mi>
                  </mrow>
                </mstyle>
                <mrow>
                  <mo stretchy="false">(</mo>
                  <mrow>
                    <mi>t</mi>
                  </mrow>
                  <mo stretchy="false">)</mo>
                </mrow>
                <mi>,</mi>
                <mover accent="true">
                  <mstyle mathvariant="bold">
                    <mrow>
                      <mi>q</mi>
                    </mrow>
                  </mstyle>
                  <mo stretchy="false">˙</mo>
                </mover>
                <mrow>
                  <mo stretchy="false">(</mo>
                  <mrow>
                    <mi>t</mi>
                  </mrow>
                  <mo stretchy="false">)</mo>
                </mrow>
                <mi>,</mi>
                <mi>t</mi>
              </mrow>
            </mfenced>
            <mtext>d</mtext>
            <mi>t</mi>
          </mrow>
        </mtd>
      </mtr>
      <mtr>
        <mtd>
          <mrow>
            <mtext>auf der Menge </mtext>
            <mi>M</mi>
            <mtext> der Konfigurationsbahnen </mtext>
            <mstyle mathvariant="bold">
              <mrow>
                <mi>q</mi>
              </mrow>
            </mstyle>
            <mrow>
              <mo stretchy="false">(</mo>
              <mrow>
                <mi>t</mi>
              </mrow>
              <mo stretchy="false">)</mo>
            </mrow>
          </mrow>
        </mtd>
      </mtr>
      <mtr>
        <mtd>
          <mrow>
            <mi>M</mi>
            <mrow>
              <mi/>
              <mo stretchy="false">≡</mo>
              <mi/>
            </mrow>
            <mfenced open="{" close="}">
              <mrow>
                <mstyle mathvariant="bold">
                  <mrow>
                    <mi>q</mi>
                  </mrow>
                </mstyle>
                <mrow>
                  <mo stretchy="false">(</mo>
                  <mrow>
                    <mi>t</mi>
                  </mrow>
                  <mo stretchy="false">)</mo>
                </mrow>
                <mi/>
                <mi mathvariant="normal">:</mi>
                <mi/>
                <mstyle mathvariant="bold">
                  <mrow>
                    <mi>q</mi>
                  </mrow>
                </mstyle>
                <mrow>
                  <mo stretchy="false">(</mo>
                  <mrow>
                    <msub>
                      <mi>t</mi>
                      <mn>1</mn>
                    </msub>
                  </mrow>
                  <mo stretchy="false">)</mo>
                </mrow>
                <mrow>
                  <mi/>
                  <mo stretchy="false">=</mo>
                  <mi/>
                </mrow>
                <msub>
                  <mrow>
                    <mstyle mathvariant="bold">
                      <mrow>
                        <mi>q</mi>
                      </mrow>
                    </mstyle>
                  </mrow>
                  <mtext>a</mtext>
                </msub>
                <mi>,</mi>
                <mi/>
                <mstyle mathvariant="bold">
                  <mrow>
                    <mi>q</mi>
                  </mrow>
                </mstyle>
                <mrow>
                  <mo stretchy="false">(</mo>
                  <mrow>
                    <msub>
                      <mi>t</mi>
                      <mn>2</mn>
                    </msub>
                  </mrow>
                  <mo stretchy="false">)</mo>
                </mrow>
                <mrow>
                  <mi/>
                  <mo stretchy="false">=</mo>
                  <mi/>
                </mrow>
                <msub>
                  <mrow>
                    <mstyle mathvariant="bold">
                      <mrow>
                        <mi>q</mi>
                      </mrow>
                    </mstyle>
                  </mrow>
                  <mtext>e</mtext>
                </msub>
              </mrow>
            </mfenced>
          </mrow>
        </mtd>
      </mtr>
      <mtr>
        <mtd>
          <mrow>
            <mtext>für die tatsächliche Bahn extremal wird:</mtext>
          </mrow>
        </mtd>
      </mtr>
      <mtr>
        <mtd>
          <mrow>
            <msub>
              <mrow>
                <mo stretchy="false">(</mo>
                <mrow>
                  <mo stretchy="false">δ</mo>
                  <mi>S</mi>
                </mrow>
                <mo stretchy="false">)</mo>
              </mrow>
              <mi>M</mi>
            </msub>
            <mrow>
              <mi/>
              <mover>
                <mo stretchy="false">=</mo>
                <mi>!</mi>
              </mover>
              <mi/>
            </mrow>
            <mn>0</mn>
          </mrow>
        </mtd>
      </mtr>
    </mtable>
    <annotation encoding="StarMath 5.0">"Die Systembewegung erfolgt so, dass das " Wirkungsfunktional newline
S left lbrace bold q (t) right rbrace `=` int from t_1 to t_2 L left ( bold q (t) , dot bold q (t) , t right ) "d" t newline
"auf der Menge " M " der Konfigurationsbahnen " bold q (t) newline
M ` equiv ` left lbrace bold q (t) ` : ~ bold q (t_1) `=` {bold q} _"a" , ` bold q (t_2) `=` {bold q} _"e" right rbrace newline
"für die tatsächliche Bahn extremal wird:" newline
(%delta S) _M ` = csup ! 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58:13.836000000</meta:creation-date>
    <meta:generator>LibreOffice/4.1.4.2$Windows_x86 LibreOffice_project/0a0440ccc0227ad9829de5f46be37cfb6edcf72</meta:generator>
  </office:meta>
</office:document-meta>
</file>